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9abd" officeooo:paragraph-rsid="00109abd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Quando a entrada já está ordenada.</text:p>
      <text:p text:style-name="P1"/>
      <text:p text:style-name="P1">3.Para o máximo elementos é 2<text:span text:style-name="T1">h</text:span> - 1.</text:p>
      <text:p text:style-name="P1"><text:s text:c="3"/>Para o mínimo elementos é (2<text:span text:style-name="T1">h</text:span> - 1) - 2<text:span text:style-name="T1">h-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editing-cycles>2</meta:editing-cycles>
    <meta:creation-date>2008-08-22T11:41:04</meta:creation-date>
    <dc:date>2021-04-15T21:53:35.942342219</dc:date>
    <meta:editing-duration>PT4S</meta:editing-duration>
    <meta:document-statistic meta:table-count="0" meta:image-count="0" meta:object-count="0" meta:page-count="1" meta:paragraph-count="3" meta:word-count="25" meta:character-count="116" meta:non-whitespace-character-count="91"/>
  </office:meta>
</office:document-meta>
</file>